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solid" draw:fill-color="#2a609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tru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.198cm" fo:margin-bottom="0cm" fo:line-height="100%" fo:text-align="center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2a6099"/>
      <style:paragraph-properties fo:margin-top="0.198cm" fo:margin-bottom="0cm" fo:line-height="100%" fo:text-align="center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" style:family="paragraph">
      <style:paragraph-properties fo:margin-left="0.6cm" fo:margin-right="0cm" fo:margin-top="0cm" fo:margin-bottom="0cm" fo:line-height="100%" fo:text-align="start" fo:text-indent="-0.6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T1" style:family="text">
      <style:text-properties fo:font-variant="normal" fo:text-transform="none" fo:color="#ffff00" loext:opacity="100%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language="pt" fo:country="BR" fo:font-style="normal" style:text-underline-style="none" fo:font-weight="normal" fo:background-color="transparent" style:font-name-asian="+mn-ea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398cm" svg:height="19.643cm" svg:x="0cm" svg:y="0.005cm">
          <text:p text:style-name="P1"><text:span text:style-name="T1">Mãe, hoje descobri que eu cresci, é que de repente eu me vi, Tão sozinho na estrada. Mãe, hoje precisei de você, e não sabia o que fazer Me vi de mãos atadas </text:span></text:p>
          <text:p text:style-name="P1"><text:span text:style-name="T1">Mãe o que é que a gente faz, quando o sucesso não traz A paz que a gente procura Mãe, hoje aqui sozinho eu rezei, aqui no meu cantinho eu chorei E chorando fiz uma jura juro a partir de hoje eu vou fazer meu tempo Vou ficar mais perto do meu sentimento Vou ficar mais perto, Mãe do seu amor Juro não deixar jamais a minha ambição Falar tão mais alto que o meu coração se minha riqueza mãe é o seu amor </text:span></text:p>
          <text:p text:style-name="P1"><text:span text:style-name="T1">MÃE ME DA SEU COLO MÃE, MULHER QUE ADORO MAE SE EXISTO DEVO A TI MEU RESPIRAR MAE TÃO PURO AMOR DE MÃE QUE AS VEZES NÃO ME VEM PALAVRAS PARA EXPRESSAR MAE PRA TI CONJUGO O VERBO AM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2" draw:layer="layout" svg:width="12.698cm" svg:height="9.523cm" svg:x="3.175cm" svg:y="1.905cm" draw:page-number="1" presentation:class="page"/>
          <draw:frame draw:name="PlaceHolder 2" presentation:style-name="pr1" draw:text-style-name="P4" draw:layer="layout" svg:width="15.238cm" svg:height="11.428cm" svg:x="1.905cm" svg:y="12.065cm" presentation:class="notes" presentation:user-transformed="true">
            <draw:text-box>
              <text:p text:style-name="P3"><text:span text:style-name="T2"><text:s text:c="2"/></text:span><text:span text:style-name="T2">A <text:s text:c="20"/>E <text:s text:c="16"/>F#m <text:s text:c="15"/>E <text:s text:c="16"/>D</text:span></text:p>
              <text:p text:style-name="P3"><text:span text:style-name="T2">Mãe, hoje descobri que eu cresci, é que de repente eu me vi, Tão </text:span></text:p>
              <text:p text:style-name="P3"><text:span text:style-name="T2"><text:s text:c="5"/></text:span><text:span text:style-name="T2">A <text:s text:c="11"/>Bm F# Bm <text:s text:c="29"/>E <text:s text:c="19"/>D</text:span></text:p>
              <text:p text:style-name="P3"><text:span text:style-name="T2">sozinho na estrada. Mãe, hoje precisei de você, e não sabia o que </text:span></text:p>
              <text:p text:style-name="P3"><text:span text:style-name="T2"><text:s text:c="5"/></text:span><text:span text:style-name="T2">E <text:s text:c="24"/>A <text:s text:c="3"/>E <text:s/>A <text:s text:c="20"/>E <text:s text:c="8"/>F#m</text:span></text:p>
              <text:p text:style-name="P3"><text:span text:style-name="T2">fazer Me vi de mãos atadas Mãe o que é que a gente faz, quando </text:span></text:p>
              <text:p text:style-name="P3"><text:span text:style-name="T2"><text:s text:c="22"/></text:span><text:span text:style-name="T2">Em <text:s text:c="19"/>A <text:s text:c="11"/>D</text:span></text:p>
              <text:p text:style-name="P3"><text:span text:style-name="T2">o sucesso não traz A paz que a gente procura Mãe, hoje aqui sozinho</text:span></text:p>
              <text:p text:style-name="P3"><text:span text:style-name="T2"><text:s text:c="10"/></text:span><text:span text:style-name="T2">A <text:s text:c="44"/>B <text:s text:c="18"/>E <text:s text:c="9"/>A <text:s text:c="2"/>E</text:span></text:p>
              <text:p text:style-name="P3"><text:span text:style-name="T2"><text:s/></text:span><text:span text:style-name="T2">eu rezei, aqui no meu cantinho eu chorei E chorando fiz uma jura </text:span></text:p>
              <text:p text:style-name="P3"><text:span text:style-name="T2"><text:s/></text:span><text:span text:style-name="T2">A <text:s text:c="20"/>E <text:s text:c="29"/>F#m <text:s text:c="24"/>E</text:span></text:p>
              <text:p text:style-name="P3"><text:span text:style-name="T2">juro a partir de hoje eu vou fazer meu tempo Vou ficar mais perto do </text:span></text:p>
              <text:p text:style-name="P3"><text:span text:style-name="T2"><text:s text:c="17"/></text:span><text:span text:style-name="T2">D <text:s text:c="26"/>A <text:s text:c="24"/>Bm F# Bm</text:span></text:p>
              <text:p text:style-name="P3"><text:span text:style-name="T2">meu sentimento Vou ficar mais perto, Mãe do seu amor Juro não deixar </text:span></text:p>
              <text:p text:style-name="P3"><text:span text:style-name="T2"><text:s text:c="28"/></text:span><text:span text:style-name="T2">E <text:s text:c="26"/>D <text:s text:c="26"/>E</text:span></text:p>
              <text:p text:style-name="P3"><text:span text:style-name="T2">jamais a minha ambição Falar tão mais alto que o meu coração se minha</text:span></text:p>
              <text:p text:style-name="P3"><text:span text:style-name="T2"><text:s text:c="7"/></text:span><text:span text:style-name="T2">D <text:s text:c="25"/>A E <text:s/>A <text:s text:c="30"/>E <text:s text:c="15"/></text:span></text:p>
              <text:p text:style-name="P3"><text:span text:style-name="T2"><text:s/></text:span><text:span text:style-name="T2">riqueza mãe é o seu amor MÃE ME DA SEU COLO MÃE, MULHER QUE </text:span></text:p>
              <text:p text:style-name="P3"><text:span text:style-name="T2"><text:s text:c="13"/></text:span><text:span text:style-name="T2">Bm <text:s text:c="30"/>E <text:s text:c="25"/>A</text:span></text:p>
              <text:p text:style-name="P3"><text:span text:style-name="T2">ADORO MAE SE EXISTO DEVO A TI MEU RESPIRAR MAE TÃO PURO AMOR </text:span></text:p>
              <text:p text:style-name="P3"><text:span text:style-name="T2"><text:s text:c="8"/></text:span><text:span text:style-name="T2">E <text:s text:c="37"/>Bm <text:s text:c="38"/>E <text:s text:c="4"/>D</text:span></text:p>
              <text:p text:style-name="P3"><text:span text:style-name="T2">DE MÃE QUE AS VEZES NÃO ME VEM PALAVRAS PARA EXPRESSAR MAE </text:span></text:p>
              <text:p text:style-name="P3"><text:span text:style-name="T2"><text:s text:c="19"/></text:span><text:span text:style-name="T2">E <text:s text:c="23"/>A</text:span></text:p>
              <text:p text:style-name="P3"><text:span text:style-name="T2">PRA TI CONJUGO O VERBO AMAR</text:span></text:p>
              <text:p text:style-name="P3"><text:span text:style-name="T2"/></text:p>
            </draw:text-box>
          </draw:frame>
          <draw:custom-shape draw:name="TextShape 3" draw:style-name="gr3" draw:text-style-name="P6" draw:layer="layout" svg:width="8.253cm" svg:height="1.268cm" svg:x="10.791cm" svg:y="24.126cm">
            <text:p text:style-name="P5"><text:span text:style-name="T3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4.081cm" svg:x="1.905cm" svg:y="5.918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6-04T17:36:16</meta:creation-date>
    <meta:initial-creator>MARCELO</meta:initial-creator>
    <dc:language>pt-BR</dc:language>
    <dc:date>2024-05-13T12:29:32.288088181</dc:date>
    <meta:editing-cycles>28</meta:editing-cycles>
    <dc:title>Slide 1</dc:title>
    <meta:editing-duration>PT2H2M25S</meta:editing-duration>
    <meta:generator>LibreOffice/7.3.7.2$Linux_X86_64 LibreOffice_project/30$Build-2</meta:generator>
    <meta:document-statistic meta:object-count="2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